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47F3AF0B6BCDC87C91.png" manifest:media-type="image/png"/>
  <manifest:file-entry manifest:full-path="Pictures/10000000000004A60000009583F2F7B85ECABCC8.png" manifest:media-type="image/png"/>
  <manifest:file-entry manifest:full-path="Pictures/10000000000004A700000089F3A4C86C1E68A1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198d20"/>
    </style:style>
    <style:style style:name="fr1" style:family="graphic" style:parent-style-name="Graphics">
      <style:graphic-properties style:mirror="none" fo:clip="rect(0.31cm, 0cm, 4.0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1">3</text:span></text:p>
      <text:p text:style-name="P2"/>
      <text:p text:style-name="P1"><draw:frame draw:style-name="fr1" draw:name="Figura1" text:anchor-type="paragraph" svg:width="17cm" svg:height="8.237cm" draw:z-index="0"><draw:image xlink:href="Pictures/10000000000002A000000247F3AF0B6BCDC87C91.png" xlink:type="simple" xlink:show="embed" xlink:actuate="onLoad"/></draw:frame></text:p>
      <text:p text:style-name="P1"><draw:frame draw:style-name="fr2" draw:name="Figura2" text:anchor-type="paragraph" svg:width="17cm" svg:height="2.127cm" draw:z-index="1"><draw:image xlink:href="Pictures/10000000000004A60000009583F2F7B85ECABCC8.png" xlink:type="simple" xlink:show="embed" xlink:actuate="onLoad"/></draw:frame></text:p>
      <text:p text:style-name="P1"><draw:frame draw:style-name="fr2" draw:name="Figura3" text:anchor-type="paragraph" svg:width="17cm" svg:height="1.954cm" draw:z-index="2"><draw:image xlink:href="Pictures/10000000000004A700000089F3A4C86C1E68A1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6:24:40.509000000</dc:date>
    <meta:editing-duration>PT2H57M51S</meta:editing-duration>
    <meta:editing-cycles>20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8" meta:non-whitespace-character-count="7"/>
  </office:meta>
</office:document-meta>
</file>